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28cm"/>
    </style:style>
    <style:style style:name="co3" style:family="table-column">
      <style:table-column-properties fo:break-before="auto" style:column-width="0.813cm"/>
    </style:style>
    <style:style style:name="co4" style:family="table-column">
      <style:table-column-properties fo:break-before="auto" style:column-width="2.815cm"/>
    </style:style>
    <style:style style:name="co5" style:family="table-column">
      <style:table-column-properties fo:break-before="auto" style:column-width="1.071cm"/>
    </style:style>
    <style:style style:name="co6" style:family="table-column">
      <style:table-column-properties fo:break-before="auto" style:column-width="1.455cm"/>
    </style:style>
    <style:style style:name="co7" style:family="table-column">
      <style:table-column-properties fo:break-before="auto" style:column-width="1.302cm"/>
    </style:style>
    <style:style style:name="co8" style:family="table-column">
      <style:table-column-properties fo:break-before="auto" style:column-width="1.023cm"/>
    </style:style>
    <style:style style:name="co9" style:family="table-column">
      <style:table-column-properties fo:break-before="auto" style:column-width="2.177cm"/>
    </style:style>
    <style:style style:name="co10" style:family="table-column">
      <style:table-column-properties fo:break-before="auto" style:column-width="1.339cm"/>
    </style:style>
    <style:style style:name="co11" style:family="table-column">
      <style:table-column-properties fo:break-before="auto" style:column-width="0.907cm"/>
    </style:style>
    <style:style style:name="co12" style:family="table-column">
      <style:table-column-properties fo:break-before="auto" style:column-width="1.944cm"/>
    </style:style>
    <style:style style:name="co13" style:family="table-column">
      <style:table-column-properties fo:break-before="auto" style:column-width="1.162cm"/>
    </style:style>
    <style:style style:name="co14" style:family="table-column">
      <style:table-column-properties fo:break-before="auto" style:column-width="2.6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 style:data-style-name="N4"/>
    <style:style style:name="ce4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4">
      <style:table-cell-properties fo:background-color="#ffff00"/>
    </style:style>
    <style:style style:name="ce6" style:family="table-cell" style:parent-style-name="Default">
      <style:table-cell-properties fo:background-color="#d4ea6b"/>
    </style:style>
    <style:style style:name="ce7" style:family="table-cell" style:parent-style-name="Default" style:data-style-name="N11">
      <style:table-cell-properties fo:background-color="#f6f9d4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ce3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" table:number-columns-repeated="2" table:default-cell-style-name="ce3"/>
        <table:table-column table:style-name="co14" table:default-cell-style-name="Default"/>
        <table:table-column table:style-name="co1" table:number-columns-repeated="16360" table:default-cell-style-name="Default"/>
        <table:table-row table:style-name="ro1">
          <table:table-cell table:number-columns-repeated="11"/>
          <table:table-cell table:style-name="ce6" office:value-type="string" calcext:value-type="string">
            <text:p>Inflation</text:p>
          </table:table-cell>
          <table:table-cell table:style-name="ce7" office:value-type="percentage" office:value="0.03" calcext:value-type="percentage">
            <text:p>3,00 %</text:p>
          </table:table-cell>
          <table:table-cell/>
          <table:table-cell table:style-name="ce6" office:value-type="string" calcext:value-type="string">
            <text:p>% vor Rente</text:p>
          </table:table-cell>
          <table:table-cell table:style-name="ce7" office:value-type="percentage" office:value="0.02" calcext:value-type="percentage">
            <text:p>2,00 %</text:p>
          </table:table-cell>
          <table:table-cell/>
          <table:table-cell table:style-name="ce6" office:value-type="string" calcext:value-type="string">
            <text:p>% in Rente</text:p>
          </table:table-cell>
          <table:table-cell table:style-name="ce7" office:value-type="percentage" office:value="0.01" calcext:value-type="percentage">
            <text:p>1,00 %</text:p>
          </table:table-cell>
          <table:table-cell table:number-columns-repeated="16364"/>
        </table:table-row>
        <table:table-row table:style-name="ro1">
          <table:table-cell table:style-name="ce1" office:value-type="string" calcext:value-type="string">
            <text:p>Alter</text:p>
          </table:table-cell>
          <table:table-cell table:style-name="ce1" office:value-type="string" calcext:value-type="string">
            <text:p>Jahr</text:p>
          </table:table-cell>
          <table:table-cell table:style-name="ce1"/>
          <table:table-cell table:style-name="ce4" office:value-type="string" calcext:value-type="string">
            <text:p>Rente bis</text:p>
          </table:table-cell>
          <table:table-cell table:style-name="ce1" office:value-type="string" calcext:value-type="string">
            <text:p>Rente ab</text:p>
          </table:table-cell>
          <table:table-cell table:style-name="ce1" office:value-type="string" calcext:value-type="string">
            <text:p>Rente_sum</text:p>
          </table:table-cell>
          <table:table-cell table:style-name="ce1"/>
          <table:table-cell table:style-name="ce4" office:value-type="string" calcext:value-type="string">
            <text:p>Ausg_mon</text:p>
          </table:table-cell>
          <table:table-cell table:style-name="ce1" office:value-type="string" calcext:value-type="string">
            <text:p>Ausg_jahr</text:p>
          </table:table-cell>
          <table:table-cell table:style-name="ce1" office:value-type="string" calcext:value-type="string">
            <text:p>Ausg_sum</text:p>
          </table:table-cell>
          <table:table-cell table:style-name="ce1" table:number-columns-repeated="10"/>
          <table:table-cell table:style-name="ce4" office:value-type="string" calcext:value-type="string">
            <text:p>Diff_jahr</text:p>
          </table:table-cell>
          <table:table-cell table:style-name="ce4" office:value-type="string" calcext:value-type="string">
            <text:p>Diff_sum</text:p>
          </table:table-cell>
          <table:table-cell table:style-name="ce1" table:number-columns-repeated="1636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025" calcext:value-type="float">
            <text:p>2025</text:p>
          </table:table-cell>
          <table:table-cell/>
          <table:table-cell office:value-type="float" office:value="24000" calcext:value-type="float">
            <text:p>24.000,00</text:p>
          </table:table-cell>
          <table:table-cell table:number-columns-repeated="3"/>
          <table:table-cell office:value-type="float" office:value="2800" calcext:value-type="float">
            <text:p>2.800,00</text:p>
          </table:table-cell>
          <table:table-cell table:style-name="ce3" table:formula="of:=2800*12" office:value-type="float" office:value="33600" calcext:value-type="float">
            <text:p>33.600,00</text:p>
          </table:table-cell>
          <table:table-cell table:style-name="ce3" table:number-columns-repeated="2"/>
          <table:table-cell table:number-columns-repeated="1637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026" calcext:value-type="float">
            <text:p>2026</text:p>
          </table:table-cell>
          <table:table-cell/>
          <table:table-cell table:formula="of:=[.D3]+([.D3]*[.$P$1])" office:value-type="float" office:value="24480" calcext:value-type="float">
            <text:p>24.480,00</text:p>
          </table:table-cell>
          <table:table-cell table:number-columns-repeated="3"/>
          <table:table-cell office:value-type="float" office:value="2884" calcext:value-type="float">
            <text:p>2.884,00</text:p>
          </table:table-cell>
          <table:table-cell table:style-name="ce3" table:formula="of:=[.I3]+([.I3]*[.$M$1])" office:value-type="float" office:value="34608" calcext:value-type="float">
            <text:p>34.608,00</text:p>
          </table:table-cell>
          <table:table-cell table:style-name="ce3" table:number-columns-repeated="2"/>
          <table:table-cell table:number-columns-repeated="1637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027" calcext:value-type="float">
            <text:p>2027</text:p>
          </table:table-cell>
          <table:table-cell/>
          <table:table-cell table:formula="of:=[.D4]+([.D4]*[.$P$1])" office:value-type="float" office:value="24969.6" calcext:value-type="float">
            <text:p>24.969,60</text:p>
          </table:table-cell>
          <table:table-cell table:number-columns-repeated="3"/>
          <table:table-cell office:value-type="float" office:value="2970.52" calcext:value-type="float">
            <text:p>2.970,52</text:p>
          </table:table-cell>
          <table:table-cell table:style-name="ce3" table:formula="of:=[.I4]+([.I4]*[.$M$1])" office:value-type="float" office:value="35646.24" calcext:value-type="float">
            <text:p>35.646,24</text:p>
          </table:table-cell>
          <table:table-cell table:style-name="ce3" table:number-columns-repeated="2"/>
          <table:table-cell table:number-columns-repeated="1637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028" calcext:value-type="float">
            <text:p>2028</text:p>
          </table:table-cell>
          <table:table-cell/>
          <table:table-cell table:formula="of:=[.D5]+([.D5]*[.$P$1])" office:value-type="float" office:value="25468.992" calcext:value-type="float">
            <text:p>25.468,99</text:p>
          </table:table-cell>
          <table:table-cell table:number-columns-repeated="3"/>
          <table:table-cell office:value-type="float" office:value="3059.6356" calcext:value-type="float">
            <text:p>3.059,64</text:p>
          </table:table-cell>
          <table:table-cell table:style-name="ce3" table:formula="of:=[.I5]+([.I5]*[.$M$1])" office:value-type="float" office:value="36715.6272" calcext:value-type="float">
            <text:p>36.715,63</text:p>
          </table:table-cell>
          <table:table-cell table:style-name="ce3" table:number-columns-repeated="2"/>
          <table:table-cell table:number-columns-repeated="1637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29" calcext:value-type="float">
            <text:p>2029</text:p>
          </table:table-cell>
          <table:table-cell/>
          <table:table-cell table:formula="of:=[.D6]+([.D6]*[.$P$1])" office:value-type="float" office:value="25978.37184" calcext:value-type="float">
            <text:p>25.978,37</text:p>
          </table:table-cell>
          <table:table-cell table:number-columns-repeated="3"/>
          <table:table-cell office:value-type="float" office:value="3151.424668" calcext:value-type="float">
            <text:p>3.151,42</text:p>
          </table:table-cell>
          <table:table-cell table:style-name="ce3" table:formula="of:=[.I6]+([.I6]*[.$M$1])" office:value-type="float" office:value="37817.096016" calcext:value-type="float">
            <text:p>37.817,10</text:p>
          </table:table-cell>
          <table:table-cell table:style-name="ce3" table:number-columns-repeated="2"/>
          <table:table-cell table:number-columns-repeated="1637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30" calcext:value-type="float">
            <text:p>2030</text:p>
          </table:table-cell>
          <table:table-cell/>
          <table:table-cell table:formula="of:=[.D7]+([.D7]*[.$P$1])" office:value-type="float" office:value="26497.9392768" calcext:value-type="float">
            <text:p>26.497,94</text:p>
          </table:table-cell>
          <table:table-cell table:number-columns-repeated="3"/>
          <table:table-cell office:value-type="float" office:value="3245.96740804" calcext:value-type="float">
            <text:p>3.245,97</text:p>
          </table:table-cell>
          <table:table-cell table:style-name="ce3" table:formula="of:=[.I7]+([.I7]*[.$M$1])" office:value-type="float" office:value="38951.60889648" calcext:value-type="float">
            <text:p>38.951,61</text:p>
          </table:table-cell>
          <table:table-cell table:style-name="ce3" table:number-columns-repeated="2"/>
          <table:table-cell table:number-columns-repeated="1637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31" calcext:value-type="float">
            <text:p>2031</text:p>
          </table:table-cell>
          <table:table-cell/>
          <table:table-cell table:formula="of:=[.D8]+([.D8]*[.$P$1])" office:value-type="float" office:value="27027.898062336" calcext:value-type="float">
            <text:p>27.027,90</text:p>
          </table:table-cell>
          <table:table-cell table:number-columns-repeated="3"/>
          <table:table-cell office:value-type="float" office:value="3343.3464302812" calcext:value-type="float">
            <text:p>3.343,35</text:p>
          </table:table-cell>
          <table:table-cell table:style-name="ce3" table:formula="of:=[.I8]+([.I8]*[.$M$1])" office:value-type="float" office:value="40120.1571633744" calcext:value-type="float">
            <text:p>40.120,16</text:p>
          </table:table-cell>
          <table:table-cell table:style-name="ce3" table:number-columns-repeated="2"/>
          <table:table-cell table:number-columns-repeated="1637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032" calcext:value-type="float">
            <text:p>2032</text:p>
          </table:table-cell>
          <table:table-cell/>
          <table:table-cell table:formula="of:=[.D9]+([.D9]*[.$P$1])" office:value-type="float" office:value="27568.4560235827" calcext:value-type="float">
            <text:p>27.568,46</text:p>
          </table:table-cell>
          <table:table-cell table:number-columns-repeated="3"/>
          <table:table-cell office:value-type="float" office:value="3443.64682318964" calcext:value-type="float">
            <text:p>3.443,65</text:p>
          </table:table-cell>
          <table:table-cell table:style-name="ce3" table:formula="of:=[.I9]+([.I9]*[.$M$1])" office:value-type="float" office:value="41323.7618782756" calcext:value-type="float">
            <text:p>41.323,76</text:p>
          </table:table-cell>
          <table:table-cell table:style-name="ce3" table:number-columns-repeated="2"/>
          <table:table-cell table:number-columns-repeated="1637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33" calcext:value-type="float">
            <text:p>2033</text:p>
          </table:table-cell>
          <table:table-cell/>
          <table:table-cell table:formula="of:=[.D10]+([.D10]*[.$P$1])" office:value-type="float" office:value="28119.8251440544" calcext:value-type="float">
            <text:p>28.119,83</text:p>
          </table:table-cell>
          <table:table-cell table:number-columns-repeated="3"/>
          <table:table-cell office:value-type="float" office:value="3546.95622788533" calcext:value-type="float">
            <text:p>3.546,96</text:p>
          </table:table-cell>
          <table:table-cell table:style-name="ce3" table:formula="of:=[.I10]+([.I10]*[.$M$1])" office:value-type="float" office:value="42563.4747346239" calcext:value-type="float">
            <text:p>42.563,47</text:p>
          </table:table-cell>
          <table:table-cell table:style-name="ce3" table:number-columns-repeated="2"/>
          <table:table-cell table:number-columns-repeated="1637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34" calcext:value-type="float">
            <text:p>2034</text:p>
          </table:table-cell>
          <table:table-cell/>
          <table:table-cell table:formula="of:=[.D11]+([.D11]*[.$P$1])" office:value-type="float" office:value="28682.2216469355" calcext:value-type="float">
            <text:p>28.682,22</text:p>
          </table:table-cell>
          <table:table-cell table:number-columns-repeated="3"/>
          <table:table-cell office:value-type="float" office:value="3653.36491472189" calcext:value-type="float">
            <text:p>3.653,36</text:p>
          </table:table-cell>
          <table:table-cell table:style-name="ce3" table:formula="of:=[.I11]+([.I11]*[.$M$1])" office:value-type="float" office:value="43840.3789766626" calcext:value-type="float">
            <text:p>43.840,38</text:p>
          </table:table-cell>
          <table:table-cell table:style-name="ce3" table:number-columns-repeated="2"/>
          <table:table-cell table:number-columns-repeated="1637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035" calcext:value-type="float">
            <text:p>2035</text:p>
          </table:table-cell>
          <table:table-cell/>
          <table:table-cell table:formula="of:=[.D12]+([.D12]*[.$P$1])" office:value-type="float" office:value="29255.8660798742" calcext:value-type="float">
            <text:p>29.255,87</text:p>
          </table:table-cell>
          <table:table-cell table:number-columns-repeated="3"/>
          <table:table-cell office:value-type="float" office:value="3762.96586216354" calcext:value-type="float">
            <text:p>3.762,97</text:p>
          </table:table-cell>
          <table:table-cell table:style-name="ce3" table:formula="of:=[.I12]+([.I12]*[.$M$1])" office:value-type="float" office:value="45155.5903459625" calcext:value-type="float">
            <text:p>45.155,59</text:p>
          </table:table-cell>
          <table:table-cell table:style-name="ce3" table:number-columns-repeated="2"/>
          <table:table-cell table:number-columns-repeated="16372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036" calcext:value-type="float">
            <text:p>2036</text:p>
          </table:table-cell>
          <table:table-cell table:style-name="ce2"/>
          <table:table-cell table:style-name="ce5" table:formula="of:=[.D13]+([.D13]*[.$P$1])" office:value-type="float" office:value="29840.9834014717" calcext:value-type="float">
            <text:p>29.840,98</text:p>
          </table:table-cell>
          <table:table-cell table:style-name="ce2" table:number-columns-repeated="3"/>
          <table:table-cell table:style-name="ce5" office:value-type="float" office:value="3875.85483802845" calcext:value-type="float">
            <text:p>3.875,85</text:p>
          </table:table-cell>
          <table:table-cell table:style-name="ce3" table:formula="of:=[.I13]+([.I13]*[.$M$1])" office:value-type="float" office:value="46510.2580563414" calcext:value-type="float">
            <text:p>46.510,26</text:p>
          </table:table-cell>
          <table:table-cell table:style-name="ce3" table:number-columns-repeated="2"/>
          <table:table-cell table:style-name="ce2" table:number-columns-repeated="9"/>
          <table:table-cell table:style-name="ce5" table:number-columns-repeated="2"/>
          <table:table-cell table:style-name="ce2" table:number-columns-repeated="1636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037" calcext:value-type="float">
            <text:p>2037</text:p>
          </table:table-cell>
          <table:table-cell/>
          <table:table-cell table:style-name="Default"/>
          <table:table-cell table:style-name="ce3" table:formula="of:=[.D14]+([.D14]*[.$S$1])" office:value-type="float" office:value="30139.3932354864" calcext:value-type="float">
            <text:p>30.139,39</text:p>
          </table:table-cell>
          <table:table-cell table:style-name="ce3" table:formula="of:=[.F14]+[.E15]" office:value-type="float" office:value="30139.3932354864" calcext:value-type="float">
            <text:p>30.139,39</text:p>
          </table:table-cell>
          <table:table-cell table:style-name="ce3"/>
          <table:table-cell office:value-type="float" office:value="3992.1304831693" calcext:value-type="float">
            <text:p>3.992,13</text:p>
          </table:table-cell>
          <table:table-cell table:style-name="ce3" table:formula="of:=[.I14]+([.I14]*[.$M$1])" office:value-type="float" office:value="47905.5657980316" calcext:value-type="float">
            <text:p>47.905,57</text:p>
          </table:table-cell>
          <table:table-cell table:style-name="ce3" table:formula="of:=[.I15]+[.J14]" office:value-type="float" office:value="47905.5657980316" calcext:value-type="float">
            <text:p>47.905,57</text:p>
          </table:table-cell>
          <table:table-cell table:style-name="ce3"/>
          <table:table-cell table:number-columns-repeated="9"/>
          <table:table-cell table:formula="of:=[.E15]-[.I15]" office:value-type="float" office:value="-17766.1725625452" calcext:value-type="float">
            <text:p>-17.766,17</text:p>
          </table:table-cell>
          <table:table-cell table:formula="of:=[.F15]-[.J15]" office:value-type="float" office:value="-17766.1725625452" calcext:value-type="float">
            <text:p>-17.766,17</text:p>
          </table:table-cell>
          <table:table-cell table:number-columns-repeated="1636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038" calcext:value-type="float">
            <text:p>2038</text:p>
          </table:table-cell>
          <table:table-cell/>
          <table:table-cell table:style-name="Default"/>
          <table:table-cell table:style-name="ce3" table:formula="of:=[.E15]+([.E15]*[.$S$1])" office:value-type="float" office:value="30440.7871678412" calcext:value-type="float">
            <text:p>30.440,79</text:p>
          </table:table-cell>
          <table:table-cell table:style-name="ce3" table:formula="of:=[.F15]+[.E16]" office:value-type="float" office:value="60580.1804033276" calcext:value-type="float">
            <text:p>60.580,18</text:p>
          </table:table-cell>
          <table:table-cell table:style-name="ce3"/>
          <table:table-cell office:value-type="float" office:value="4111.89439766438" calcext:value-type="float">
            <text:p>4.111,89</text:p>
          </table:table-cell>
          <table:table-cell table:style-name="ce3" table:formula="of:=[.I15]+([.I15]*[.$M$1])" office:value-type="float" office:value="49342.7327719726" calcext:value-type="float">
            <text:p>49.342,73</text:p>
          </table:table-cell>
          <table:table-cell table:style-name="ce3" table:formula="of:=[.I16]+[.J15]" office:value-type="float" office:value="97248.2985700042" calcext:value-type="float">
            <text:p>97.248,30</text:p>
          </table:table-cell>
          <table:table-cell table:style-name="ce3"/>
          <table:table-cell table:number-columns-repeated="9"/>
          <table:table-cell table:formula="of:=[.E16]-[.I16]" office:value-type="float" office:value="-18901.9456041313" calcext:value-type="float">
            <text:p>-18.901,95</text:p>
          </table:table-cell>
          <table:table-cell table:formula="of:=[.F16]-[.J16]" office:value-type="float" office:value="-36668.1181666765" calcext:value-type="float">
            <text:p>-36.668,12</text:p>
          </table:table-cell>
          <table:table-cell table:number-columns-repeated="1636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39" calcext:value-type="float">
            <text:p>2039</text:p>
          </table:table-cell>
          <table:table-cell/>
          <table:table-cell table:style-name="Default"/>
          <table:table-cell table:style-name="ce3" table:formula="of:=[.E16]+([.E16]*[.$S$1])" office:value-type="float" office:value="30745.1950395197" calcext:value-type="float">
            <text:p>30.745,20</text:p>
          </table:table-cell>
          <table:table-cell table:style-name="ce3" table:formula="of:=[.F16]+[.E17]" office:value-type="float" office:value="91325.3754428473" calcext:value-type="float">
            <text:p>91.325,38</text:p>
          </table:table-cell>
          <table:table-cell table:style-name="ce3"/>
          <table:table-cell office:value-type="float" office:value="4235.25122959431" calcext:value-type="float">
            <text:p>4.235,25</text:p>
          </table:table-cell>
          <table:table-cell table:style-name="ce3" table:formula="of:=[.I16]+([.I16]*[.$M$1])" office:value-type="float" office:value="50823.0147551317" calcext:value-type="float">
            <text:p>50.823,01</text:p>
          </table:table-cell>
          <table:table-cell table:style-name="ce3" table:formula="of:=[.I17]+[.J16]" office:value-type="float" office:value="148071.313325136" calcext:value-type="float">
            <text:p>148.071,31</text:p>
          </table:table-cell>
          <table:table-cell table:style-name="ce3"/>
          <table:table-cell table:number-columns-repeated="9"/>
          <table:table-cell table:formula="of:=[.E17]-[.I17]" office:value-type="float" office:value="-20077.8197156121" calcext:value-type="float">
            <text:p>-20.077,82</text:p>
          </table:table-cell>
          <table:table-cell table:formula="of:=[.F17]-[.J17]" office:value-type="float" office:value="-56745.9378822886" calcext:value-type="float">
            <text:p>-56.745,94</text:p>
          </table:table-cell>
          <table:table-cell table:number-columns-repeated="1636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040" calcext:value-type="float">
            <text:p>2040</text:p>
          </table:table-cell>
          <table:table-cell/>
          <table:table-cell table:style-name="Default"/>
          <table:table-cell table:style-name="ce3" table:formula="of:=[.E17]+([.E17]*[.$S$1])" office:value-type="float" office:value="31052.6469899148" calcext:value-type="float">
            <text:p>31.052,65</text:p>
          </table:table-cell>
          <table:table-cell table:style-name="ce3" table:formula="of:=[.F17]+[.E18]" office:value-type="float" office:value="122378.022432762" calcext:value-type="float">
            <text:p>122.378,02</text:p>
          </table:table-cell>
          <table:table-cell table:style-name="ce3"/>
          <table:table-cell office:value-type="float" office:value="4362.30876648214" calcext:value-type="float">
            <text:p>4.362,31</text:p>
          </table:table-cell>
          <table:table-cell table:style-name="ce3" table:formula="of:=[.I17]+([.I17]*[.$M$1])" office:value-type="float" office:value="52347.7051977857" calcext:value-type="float">
            <text:p>52.347,71</text:p>
          </table:table-cell>
          <table:table-cell table:style-name="ce3" table:formula="of:=[.I18]+[.J17]" office:value-type="float" office:value="200419.018522922" calcext:value-type="float">
            <text:p>200.419,02</text:p>
          </table:table-cell>
          <table:table-cell table:style-name="ce3"/>
          <table:table-cell table:number-columns-repeated="9"/>
          <table:table-cell table:formula="of:=[.E18]-[.I18]" office:value-type="float" office:value="-21295.0582078708" calcext:value-type="float">
            <text:p>-21.295,06</text:p>
          </table:table-cell>
          <table:table-cell table:formula="of:=[.F18]-[.J18]" office:value-type="float" office:value="-78040.9960901595" calcext:value-type="float">
            <text:p>-78.041,00</text:p>
          </table:table-cell>
          <table:table-cell table:number-columns-repeated="1636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041" calcext:value-type="float">
            <text:p>2041</text:p>
          </table:table-cell>
          <table:table-cell/>
          <table:table-cell table:style-name="Default"/>
          <table:table-cell table:style-name="ce3" table:formula="of:=[.E18]+([.E18]*[.$S$1])" office:value-type="float" office:value="31363.173459814" calcext:value-type="float">
            <text:p>31.363,17</text:p>
          </table:table-cell>
          <table:table-cell table:style-name="ce3" table:formula="of:=[.F18]+[.E19]" office:value-type="float" office:value="153741.195892576" calcext:value-type="float">
            <text:p>153.741,20</text:p>
          </table:table-cell>
          <table:table-cell table:style-name="ce3"/>
          <table:table-cell office:value-type="float" office:value="4493.17802947661" calcext:value-type="float">
            <text:p>4.493,18</text:p>
          </table:table-cell>
          <table:table-cell table:style-name="ce3" table:formula="of:=[.I18]+([.I18]*[.$M$1])" office:value-type="float" office:value="53918.1363537193" calcext:value-type="float">
            <text:p>53.918,14</text:p>
          </table:table-cell>
          <table:table-cell table:style-name="ce3" table:formula="of:=[.I19]+[.J18]" office:value-type="float" office:value="254337.154876641" calcext:value-type="float">
            <text:p>254.337,15</text:p>
          </table:table-cell>
          <table:table-cell table:style-name="ce3"/>
          <table:table-cell table:number-columns-repeated="9"/>
          <table:table-cell table:formula="of:=[.E19]-[.I19]" office:value-type="float" office:value="-22554.9628939053" calcext:value-type="float">
            <text:p>-22.554,96</text:p>
          </table:table-cell>
          <table:table-cell table:formula="of:=[.F19]-[.J19]" office:value-type="float" office:value="-100595.958984065" calcext:value-type="float">
            <text:p>-100.595,96</text:p>
          </table:table-cell>
          <table:table-cell table:number-columns-repeated="1636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042" calcext:value-type="float">
            <text:p>2042</text:p>
          </table:table-cell>
          <table:table-cell/>
          <table:table-cell table:style-name="Default"/>
          <table:table-cell table:style-name="ce3" table:formula="of:=[.E19]+([.E19]*[.$S$1])" office:value-type="float" office:value="31676.8051944121" calcext:value-type="float">
            <text:p>31.676,81</text:p>
          </table:table-cell>
          <table:table-cell table:style-name="ce3" table:formula="of:=[.F19]+[.E20]" office:value-type="float" office:value="185418.001086988" calcext:value-type="float">
            <text:p>185.418,00</text:p>
          </table:table-cell>
          <table:table-cell table:style-name="ce3"/>
          <table:table-cell office:value-type="float" office:value="4627.9733703609" calcext:value-type="float">
            <text:p>4.627,97</text:p>
          </table:table-cell>
          <table:table-cell table:style-name="ce3" table:formula="of:=[.I19]+([.I19]*[.$M$1])" office:value-type="float" office:value="55535.6804443308" calcext:value-type="float">
            <text:p>55.535,68</text:p>
          </table:table-cell>
          <table:table-cell table:style-name="ce3" table:formula="of:=[.I20]+[.J19]" office:value-type="float" office:value="309872.835320972" calcext:value-type="float">
            <text:p>309.872,84</text:p>
          </table:table-cell>
          <table:table-cell table:style-name="ce3"/>
          <table:table-cell table:number-columns-repeated="9"/>
          <table:table-cell table:formula="of:=[.E20]-[.I20]" office:value-type="float" office:value="-23858.8752499187" calcext:value-type="float">
            <text:p>-23.858,88</text:p>
          </table:table-cell>
          <table:table-cell table:formula="of:=[.F20]-[.J20]" office:value-type="float" office:value="-124454.834233983" calcext:value-type="float">
            <text:p>-124.454,83</text:p>
          </table:table-cell>
          <table:table-cell table:number-columns-repeated="1636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043" calcext:value-type="float">
            <text:p>2043</text:p>
          </table:table-cell>
          <table:table-cell/>
          <table:table-cell table:style-name="Default"/>
          <table:table-cell table:style-name="ce3" table:formula="of:=[.E20]+([.E20]*[.$S$1])" office:value-type="float" office:value="31993.5732463563" calcext:value-type="float">
            <text:p>31.993,57</text:p>
          </table:table-cell>
          <table:table-cell table:style-name="ce3" table:formula="of:=[.F20]+[.E21]" office:value-type="float" office:value="217411.574333344" calcext:value-type="float">
            <text:p>217.411,57</text:p>
          </table:table-cell>
          <table:table-cell table:style-name="ce3"/>
          <table:table-cell office:value-type="float" office:value="4766.81257147173" calcext:value-type="float">
            <text:p>4.766,81</text:p>
          </table:table-cell>
          <table:table-cell table:style-name="ce3" table:formula="of:=[.I20]+([.I20]*[.$M$1])" office:value-type="float" office:value="57201.7508576608" calcext:value-type="float">
            <text:p>57.201,75</text:p>
          </table:table-cell>
          <table:table-cell table:style-name="ce3" table:formula="of:=[.I21]+[.J20]" office:value-type="float" office:value="367074.586178632" calcext:value-type="float">
            <text:p>367.074,59</text:p>
          </table:table-cell>
          <table:table-cell table:style-name="ce3"/>
          <table:table-cell table:number-columns-repeated="9"/>
          <table:table-cell table:formula="of:=[.E21]-[.I21]" office:value-type="float" office:value="-25208.1776113045" calcext:value-type="float">
            <text:p>-25.208,18</text:p>
          </table:table-cell>
          <table:table-cell table:formula="of:=[.F21]-[.J21]" office:value-type="float" office:value="-149663.011845288" calcext:value-type="float">
            <text:p>-149.663,01</text:p>
          </table:table-cell>
          <table:table-cell table:number-columns-repeated="1636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044" calcext:value-type="float">
            <text:p>2044</text:p>
          </table:table-cell>
          <table:table-cell/>
          <table:table-cell table:style-name="Default"/>
          <table:table-cell table:style-name="ce3" table:formula="of:=[.E21]+([.E21]*[.$S$1])" office:value-type="float" office:value="32313.5089788198" calcext:value-type="float">
            <text:p>32.313,51</text:p>
          </table:table-cell>
          <table:table-cell table:style-name="ce3" table:formula="of:=[.F21]+[.E22]" office:value-type="float" office:value="249725.083312164" calcext:value-type="float">
            <text:p>249.725,08</text:p>
          </table:table-cell>
          <table:table-cell table:style-name="ce3"/>
          <table:table-cell office:value-type="float" office:value="4909.81694861588" calcext:value-type="float">
            <text:p>4.909,82</text:p>
          </table:table-cell>
          <table:table-cell table:style-name="ce3" table:formula="of:=[.I21]+([.I21]*[.$M$1])" office:value-type="float" office:value="58917.8033833906" calcext:value-type="float">
            <text:p>58.917,80</text:p>
          </table:table-cell>
          <table:table-cell table:style-name="ce3" table:formula="of:=[.I22]+[.J21]" office:value-type="float" office:value="425992.389562023" calcext:value-type="float">
            <text:p>425.992,39</text:p>
          </table:table-cell>
          <table:table-cell table:style-name="ce3"/>
          <table:table-cell table:number-columns-repeated="9"/>
          <table:table-cell table:formula="of:=[.E22]-[.I22]" office:value-type="float" office:value="-26604.2944045708" calcext:value-type="float">
            <text:p>-26.604,29</text:p>
          </table:table-cell>
          <table:table-cell table:formula="of:=[.F22]-[.J22]" office:value-type="float" office:value="-176267.306249859" calcext:value-type="float">
            <text:p>-176.267,31</text:p>
          </table:table-cell>
          <table:table-cell table:number-columns-repeated="1636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045" calcext:value-type="float">
            <text:p>2045</text:p>
          </table:table-cell>
          <table:table-cell/>
          <table:table-cell table:style-name="Default"/>
          <table:table-cell table:style-name="ce3" table:formula="of:=[.E22]+([.E22]*[.$S$1])" office:value-type="float" office:value="32636.644068608" calcext:value-type="float">
            <text:p>32.636,64</text:p>
          </table:table-cell>
          <table:table-cell table:style-name="ce3" table:formula="of:=[.F22]+[.E23]" office:value-type="float" office:value="282361.727380772" calcext:value-type="float">
            <text:p>282.361,73</text:p>
          </table:table-cell>
          <table:table-cell table:style-name="ce3"/>
          <table:table-cell office:value-type="float" office:value="5057.11145707436" calcext:value-type="float">
            <text:p>5.057,11</text:p>
          </table:table-cell>
          <table:table-cell table:style-name="ce3" table:formula="of:=[.I22]+([.I22]*[.$M$1])" office:value-type="float" office:value="60685.3374848923" calcext:value-type="float">
            <text:p>60.685,34</text:p>
          </table:table-cell>
          <table:table-cell table:style-name="ce3" table:formula="of:=[.I23]+[.J22]" office:value-type="float" office:value="486677.727046915" calcext:value-type="float">
            <text:p>486.677,73</text:p>
          </table:table-cell>
          <table:table-cell table:style-name="ce3"/>
          <table:table-cell table:number-columns-repeated="9"/>
          <table:table-cell table:formula="of:=[.E23]-[.I23]" office:value-type="float" office:value="-28048.6934162843" calcext:value-type="float">
            <text:p>-28.048,69</text:p>
          </table:table-cell>
          <table:table-cell table:formula="of:=[.F23]-[.J23]" office:value-type="float" office:value="-204315.999666143" calcext:value-type="float">
            <text:p>-204.316,00</text:p>
          </table:table-cell>
          <table:table-cell table:number-columns-repeated="1636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046" calcext:value-type="float">
            <text:p>2046</text:p>
          </table:table-cell>
          <table:table-cell/>
          <table:table-cell table:style-name="Default"/>
          <table:table-cell table:style-name="ce3" table:formula="of:=[.E23]+([.E23]*[.$S$1])" office:value-type="float" office:value="32963.0105092941" calcext:value-type="float">
            <text:p>32.963,01</text:p>
          </table:table-cell>
          <table:table-cell table:style-name="ce3" table:formula="of:=[.F23]+[.E24]" office:value-type="float" office:value="315324.737890066" calcext:value-type="float">
            <text:p>315.324,74</text:p>
          </table:table-cell>
          <table:table-cell table:style-name="ce3"/>
          <table:table-cell office:value-type="float" office:value="5208.82480078659" calcext:value-type="float">
            <text:p>5.208,82</text:p>
          </table:table-cell>
          <table:table-cell table:style-name="ce3" table:formula="of:=[.I23]+([.I23]*[.$M$1])" office:value-type="float" office:value="62505.8976094391" calcext:value-type="float">
            <text:p>62.505,90</text:p>
          </table:table-cell>
          <table:table-cell table:style-name="ce3" table:formula="of:=[.I24]+[.J23]" office:value-type="float" office:value="549183.624656354" calcext:value-type="float">
            <text:p>549.183,62</text:p>
          </table:table-cell>
          <table:table-cell table:style-name="ce3"/>
          <table:table-cell table:number-columns-repeated="9"/>
          <table:table-cell table:formula="of:=[.E24]-[.I24]" office:value-type="float" office:value="-29542.887100145" calcext:value-type="float">
            <text:p>-29.542,89</text:p>
          </table:table-cell>
          <table:table-cell table:formula="of:=[.F24]-[.J24]" office:value-type="float" office:value="-233858.886766288" calcext:value-type="float">
            <text:p>-233.858,89</text:p>
          </table:table-cell>
          <table:table-cell table:number-columns-repeated="1636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047" calcext:value-type="float">
            <text:p>2047</text:p>
          </table:table-cell>
          <table:table-cell/>
          <table:table-cell table:style-name="Default"/>
          <table:table-cell table:style-name="ce3" table:formula="of:=[.E24]+([.E24]*[.$S$1])" office:value-type="float" office:value="33292.640614387" calcext:value-type="float">
            <text:p>33.292,64</text:p>
          </table:table-cell>
          <table:table-cell table:style-name="ce3" table:formula="of:=[.F24]+[.E25]" office:value-type="float" office:value="348617.378504453" calcext:value-type="float">
            <text:p>348.617,38</text:p>
          </table:table-cell>
          <table:table-cell table:style-name="ce3"/>
          <table:table-cell office:value-type="float" office:value="5365.08954481019" calcext:value-type="float">
            <text:p>5.365,09</text:p>
          </table:table-cell>
          <table:table-cell table:style-name="ce3" table:formula="of:=[.I24]+([.I24]*[.$M$1])" office:value-type="float" office:value="64381.0745377222" calcext:value-type="float">
            <text:p>64.381,07</text:p>
          </table:table-cell>
          <table:table-cell table:style-name="ce3" table:formula="of:=[.I25]+[.J24]" office:value-type="float" office:value="613564.699194077" calcext:value-type="float">
            <text:p>613.564,70</text:p>
          </table:table-cell>
          <table:table-cell table:style-name="ce3"/>
          <table:table-cell table:number-columns-repeated="9"/>
          <table:table-cell table:formula="of:=[.E25]-[.I25]" office:value-type="float" office:value="-31088.4339233352" calcext:value-type="float">
            <text:p>-31.088,43</text:p>
          </table:table-cell>
          <table:table-cell table:formula="of:=[.F25]-[.J25]" office:value-type="float" office:value="-264947.320689623" calcext:value-type="float">
            <text:p>-264.947,32</text:p>
          </table:table-cell>
          <table:table-cell table:number-columns-repeated="1636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48" calcext:value-type="float">
            <text:p>2048</text:p>
          </table:table-cell>
          <table:table-cell/>
          <table:table-cell table:style-name="Default"/>
          <table:table-cell table:style-name="ce3" table:formula="of:=[.E25]+([.E25]*[.$S$1])" office:value-type="float" office:value="33625.5670205309" calcext:value-type="float">
            <text:p>33.625,57</text:p>
          </table:table-cell>
          <table:table-cell table:style-name="ce3" table:formula="of:=[.F25]+[.E26]" office:value-type="float" office:value="382242.945524984" calcext:value-type="float">
            <text:p>382.242,95</text:p>
          </table:table-cell>
          <table:table-cell table:style-name="ce3"/>
          <table:table-cell office:value-type="float" office:value="5526.04223115449" calcext:value-type="float">
            <text:p>5.526,04</text:p>
          </table:table-cell>
          <table:table-cell table:style-name="ce3" table:formula="of:=[.I25]+([.I25]*[.$M$1])" office:value-type="float" office:value="66312.5067738539" calcext:value-type="float">
            <text:p>66.312,51</text:p>
          </table:table-cell>
          <table:table-cell table:style-name="ce3" table:formula="of:=[.I26]+[.J25]" office:value-type="float" office:value="679877.205967931" calcext:value-type="float">
            <text:p>679.877,21</text:p>
          </table:table-cell>
          <table:table-cell table:style-name="ce3"/>
          <table:table-cell table:number-columns-repeated="9"/>
          <table:table-cell table:formula="of:=[.E26]-[.I26]" office:value-type="float" office:value="-32686.939753323" calcext:value-type="float">
            <text:p>-32.686,94</text:p>
          </table:table-cell>
          <table:table-cell table:formula="of:=[.F26]-[.J26]" office:value-type="float" office:value="-297634.260442946" calcext:value-type="float">
            <text:p>-297.634,26</text:p>
          </table:table-cell>
          <table:table-cell table:number-columns-repeated="1636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49" calcext:value-type="float">
            <text:p>2049</text:p>
          </table:table-cell>
          <table:table-cell/>
          <table:table-cell table:style-name="Default"/>
          <table:table-cell table:style-name="ce3" table:formula="of:=[.E26]+([.E26]*[.$S$1])" office:value-type="float" office:value="33961.8226907362" calcext:value-type="float">
            <text:p>33.961,82</text:p>
          </table:table-cell>
          <table:table-cell table:style-name="ce3" table:formula="of:=[.F26]+[.E27]" office:value-type="float" office:value="416204.768215721" calcext:value-type="float">
            <text:p>416.204,77</text:p>
          </table:table-cell>
          <table:table-cell table:style-name="ce3"/>
          <table:table-cell office:value-type="float" office:value="5691.82349808913" calcext:value-type="float">
            <text:p>5.691,82</text:p>
          </table:table-cell>
          <table:table-cell table:style-name="ce3" table:formula="of:=[.I26]+([.I26]*[.$M$1])" office:value-type="float" office:value="68301.8819770695" calcext:value-type="float">
            <text:p>68.301,88</text:p>
          </table:table-cell>
          <table:table-cell table:style-name="ce3" table:formula="of:=[.I27]+[.J26]" office:value-type="float" office:value="748179.087945" calcext:value-type="float">
            <text:p>748.179,09</text:p>
          </table:table-cell>
          <table:table-cell table:style-name="ce3"/>
          <table:table-cell table:number-columns-repeated="9"/>
          <table:table-cell table:formula="of:=[.E27]-[.I27]" office:value-type="float" office:value="-34340.0592863333" calcext:value-type="float">
            <text:p>-34.340,06</text:p>
          </table:table-cell>
          <table:table-cell table:formula="of:=[.F27]-[.J27]" office:value-type="float" office:value="-331974.31972928" calcext:value-type="float">
            <text:p>-331.974,32</text:p>
          </table:table-cell>
          <table:table-cell table:number-columns-repeated="1636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050" calcext:value-type="float">
            <text:p>2050</text:p>
          </table:table-cell>
          <table:table-cell/>
          <table:table-cell table:style-name="Default"/>
          <table:table-cell table:style-name="ce3" table:formula="of:=[.E27]+([.E27]*[.$S$1])" office:value-type="float" office:value="34301.4409176436" calcext:value-type="float">
            <text:p>34.301,44</text:p>
          </table:table-cell>
          <table:table-cell table:style-name="ce3" table:formula="of:=[.F27]+[.E28]" office:value-type="float" office:value="450506.209133364" calcext:value-type="float">
            <text:p>450.506,21</text:p>
          </table:table-cell>
          <table:table-cell table:style-name="ce3"/>
          <table:table-cell office:value-type="float" office:value="5862.5782030318" calcext:value-type="float">
            <text:p>5.862,58</text:p>
          </table:table-cell>
          <table:table-cell table:style-name="ce3" table:formula="of:=[.I27]+([.I27]*[.$M$1])" office:value-type="float" office:value="70350.9384363816" calcext:value-type="float">
            <text:p>70.350,94</text:p>
          </table:table-cell>
          <table:table-cell table:style-name="ce3" table:formula="of:=[.I28]+[.J27]" office:value-type="float" office:value="818530.026381382" calcext:value-type="float">
            <text:p>818.530,03</text:p>
          </table:table-cell>
          <table:table-cell table:style-name="ce3"/>
          <table:table-cell table:number-columns-repeated="9"/>
          <table:table-cell table:formula="of:=[.E28]-[.I28]" office:value-type="float" office:value="-36049.497518738" calcext:value-type="float">
            <text:p>-36.049,50</text:p>
          </table:table-cell>
          <table:table-cell table:formula="of:=[.F28]-[.J28]" office:value-type="float" office:value="-368023.817248018" calcext:value-type="float">
            <text:p>-368.023,82</text:p>
          </table:table-cell>
          <table:table-cell table:number-columns-repeated="1636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051" calcext:value-type="float">
            <text:p>2051</text:p>
          </table:table-cell>
          <table:table-cell/>
          <table:table-cell table:style-name="Default"/>
          <table:table-cell table:style-name="ce3" table:formula="of:=[.E28]+([.E28]*[.$S$1])" office:value-type="float" office:value="34644.45532682" calcext:value-type="float">
            <text:p>34.644,46</text:p>
          </table:table-cell>
          <table:table-cell table:style-name="ce3" table:formula="of:=[.F28]+[.E29]" office:value-type="float" office:value="485150.664460184" calcext:value-type="float">
            <text:p>485.150,66</text:p>
          </table:table-cell>
          <table:table-cell table:style-name="ce3"/>
          <table:table-cell office:value-type="float" office:value="6038.45554912276" calcext:value-type="float">
            <text:p>6.038,46</text:p>
          </table:table-cell>
          <table:table-cell table:style-name="ce3" table:formula="of:=[.I28]+([.I28]*[.$M$1])" office:value-type="float" office:value="72461.4665894731" calcext:value-type="float">
            <text:p>72.461,47</text:p>
          </table:table-cell>
          <table:table-cell table:style-name="ce3" table:formula="of:=[.I29]+[.J28]" office:value-type="float" office:value="890991.492970855" calcext:value-type="float">
            <text:p>890.991,49</text:p>
          </table:table-cell>
          <table:table-cell table:style-name="ce3"/>
          <table:table-cell table:number-columns-repeated="9"/>
          <table:table-cell table:formula="of:=[.E29]-[.I29]" office:value-type="float" office:value="-37817.011262653" calcext:value-type="float">
            <text:p>-37.817,01</text:p>
          </table:table-cell>
          <table:table-cell table:formula="of:=[.F29]-[.J29]" office:value-type="float" office:value="-405840.828510671" calcext:value-type="float">
            <text:p>-405.840,83</text:p>
          </table:table-cell>
          <table:table-cell table:number-columns-repeated="1636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052" calcext:value-type="float">
            <text:p>2052</text:p>
          </table:table-cell>
          <table:table-cell/>
          <table:table-cell table:style-name="Default"/>
          <table:table-cell table:style-name="ce3" table:formula="of:=[.E29]+([.E29]*[.$S$1])" office:value-type="float" office:value="34990.8998800882" calcext:value-type="float">
            <text:p>34.990,90</text:p>
          </table:table-cell>
          <table:table-cell table:style-name="ce3" table:formula="of:=[.F29]+[.E30]" office:value-type="float" office:value="520141.564340272" calcext:value-type="float">
            <text:p>520.141,56</text:p>
          </table:table-cell>
          <table:table-cell table:style-name="ce3"/>
          <table:table-cell office:value-type="float" office:value="6219.60921559644" calcext:value-type="float">
            <text:p>6.219,61</text:p>
          </table:table-cell>
          <table:table-cell table:style-name="ce3" table:formula="of:=[.I29]+([.I29]*[.$M$1])" office:value-type="float" office:value="74635.3105871573" calcext:value-type="float">
            <text:p>74.635,31</text:p>
          </table:table-cell>
          <table:table-cell table:style-name="ce3" table:formula="of:=[.I30]+[.J29]" office:value-type="float" office:value="965626.803558012" calcext:value-type="float">
            <text:p>965.626,80</text:p>
          </table:table-cell>
          <table:table-cell table:style-name="ce3"/>
          <table:table-cell table:number-columns-repeated="9"/>
          <table:table-cell table:formula="of:=[.E30]-[.I30]" office:value-type="float" office:value="-39644.410707069" calcext:value-type="float">
            <text:p>-39.644,41</text:p>
          </table:table-cell>
          <table:table-cell table:formula="of:=[.F30]-[.J30]" office:value-type="float" office:value="-445485.23921774" calcext:value-type="float">
            <text:p>-445.485,24</text:p>
          </table:table-cell>
          <table:table-cell table:number-columns-repeated="1636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053" calcext:value-type="float">
            <text:p>2053</text:p>
          </table:table-cell>
          <table:table-cell/>
          <table:table-cell table:style-name="Default"/>
          <table:table-cell table:style-name="ce3" table:formula="of:=[.E30]+([.E30]*[.$S$1])" office:value-type="float" office:value="35340.8088788891" calcext:value-type="float">
            <text:p>35.340,81</text:p>
          </table:table-cell>
          <table:table-cell table:style-name="ce3" table:formula="of:=[.F30]+[.E31]" office:value-type="float" office:value="555482.373219162" calcext:value-type="float">
            <text:p>555.482,37</text:p>
          </table:table-cell>
          <table:table-cell table:style-name="ce3"/>
          <table:table-cell office:value-type="float" office:value="6406.19749206433" calcext:value-type="float">
            <text:p>6.406,20</text:p>
          </table:table-cell>
          <table:table-cell table:style-name="ce3" table:formula="of:=[.I30]+([.I30]*[.$M$1])" office:value-type="float" office:value="76874.369904772" calcext:value-type="float">
            <text:p>76.874,37</text:p>
          </table:table-cell>
          <table:table-cell table:style-name="ce3" table:formula="of:=[.I31]+[.J30]" office:value-type="float" office:value="1042501.17346278" calcext:value-type="float">
            <text:p>1.042.501,17</text:p>
          </table:table-cell>
          <table:table-cell table:style-name="ce3"/>
          <table:table-cell table:number-columns-repeated="9"/>
          <table:table-cell table:formula="of:=[.E31]-[.I31]" office:value-type="float" office:value="-41533.5610258829" calcext:value-type="float">
            <text:p>-41.533,56</text:p>
          </table:table-cell>
          <table:table-cell table:formula="of:=[.F31]-[.J31]" office:value-type="float" office:value="-487018.800243623" calcext:value-type="float">
            <text:p>-487.018,80</text:p>
          </table:table-cell>
          <table:table-cell table:number-columns-repeated="1636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054" calcext:value-type="float">
            <text:p>2054</text:p>
          </table:table-cell>
          <table:table-cell/>
          <table:table-cell table:style-name="Default"/>
          <table:table-cell table:style-name="ce3" table:formula="of:=[.E31]+([.E31]*[.$S$1])" office:value-type="float" office:value="35694.216967678" calcext:value-type="float">
            <text:p>35.694,22</text:p>
          </table:table-cell>
          <table:table-cell table:style-name="ce3" table:formula="of:=[.F31]+[.E32]" office:value-type="float" office:value="591176.59018684" calcext:value-type="float">
            <text:p>591.176,59</text:p>
          </table:table-cell>
          <table:table-cell table:style-name="ce3"/>
          <table:table-cell office:value-type="float" office:value="6598.38341682626" calcext:value-type="float">
            <text:p>6.598,38</text:p>
          </table:table-cell>
          <table:table-cell table:style-name="ce3" table:formula="of:=[.I31]+([.I31]*[.$M$1])" office:value-type="float" office:value="79180.6010019151" calcext:value-type="float">
            <text:p>79.180,60</text:p>
          </table:table-cell>
          <table:table-cell table:style-name="ce3" table:formula="of:=[.I32]+[.J31]" office:value-type="float" office:value="1121681.7744647" calcext:value-type="float">
            <text:p>1.121.681,77</text:p>
          </table:table-cell>
          <table:table-cell table:style-name="ce3"/>
          <table:table-cell table:number-columns-repeated="9"/>
          <table:table-cell table:formula="of:=[.E32]-[.I32]" office:value-type="float" office:value="-43486.3840342371" calcext:value-type="float">
            <text:p>-43.486,38</text:p>
          </table:table-cell>
          <table:table-cell table:formula="of:=[.F32]-[.J32]" office:value-type="float" office:value="-530505.18427786" calcext:value-type="float">
            <text:p>-530.505,18</text:p>
          </table:table-cell>
          <table:table-cell table:number-columns-repeated="1636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055" calcext:value-type="float">
            <text:p>2055</text:p>
          </table:table-cell>
          <table:table-cell/>
          <table:table-cell table:style-name="Default"/>
          <table:table-cell table:style-name="ce3" table:formula="of:=[.E32]+([.E32]*[.$S$1])" office:value-type="float" office:value="36051.1591373548" calcext:value-type="float">
            <text:p>36.051,16</text:p>
          </table:table-cell>
          <table:table-cell table:style-name="ce3" table:formula="of:=[.F32]+[.E33]" office:value-type="float" office:value="627227.749324194" calcext:value-type="float">
            <text:p>627.227,75</text:p>
          </table:table-cell>
          <table:table-cell table:style-name="ce3"/>
          <table:table-cell office:value-type="float" office:value="6796.33491933105" calcext:value-type="float">
            <text:p>6.796,33</text:p>
          </table:table-cell>
          <table:table-cell table:style-name="ce3" table:formula="of:=[.I32]+([.I32]*[.$M$1])" office:value-type="float" office:value="81556.0190319726" calcext:value-type="float">
            <text:p>81.556,02</text:p>
          </table:table-cell>
          <table:table-cell table:style-name="ce3" table:formula="of:=[.I33]+[.J32]" office:value-type="float" office:value="1203237.79349667" calcext:value-type="float">
            <text:p>1.203.237,79</text:p>
          </table:table-cell>
          <table:table-cell table:style-name="ce3"/>
          <table:table-cell table:number-columns-repeated="9"/>
          <table:table-cell table:formula="of:=[.E33]-[.I33]" office:value-type="float" office:value="-45504.8598946178" calcext:value-type="float">
            <text:p>-45.504,86</text:p>
          </table:table-cell>
          <table:table-cell table:formula="of:=[.F33]-[.J33]" office:value-type="float" office:value="-576010.044172477" calcext:value-type="float">
            <text:p>-576.010,04</text:p>
          </table:table-cell>
          <table:table-cell table:number-columns-repeated="1636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056" calcext:value-type="float">
            <text:p>2056</text:p>
          </table:table-cell>
          <table:table-cell/>
          <table:table-cell table:style-name="Default"/>
          <table:table-cell table:style-name="ce3" table:formula="of:=[.E33]+([.E33]*[.$S$1])" office:value-type="float" office:value="36411.6707287283" calcext:value-type="float">
            <text:p>36.411,67</text:p>
          </table:table-cell>
          <table:table-cell table:style-name="ce3" table:formula="of:=[.F33]+[.E34]" office:value-type="float" office:value="663639.420052923" calcext:value-type="float">
            <text:p>663.639,42</text:p>
          </table:table-cell>
          <table:table-cell table:style-name="ce3"/>
          <table:table-cell office:value-type="float" office:value="7000.22496691098" calcext:value-type="float">
            <text:p>7.000,22</text:p>
          </table:table-cell>
          <table:table-cell table:style-name="ce3" table:formula="of:=[.I33]+([.I33]*[.$M$1])" office:value-type="float" office:value="84002.6996029318" calcext:value-type="float">
            <text:p>84.002,70</text:p>
          </table:table-cell>
          <table:table-cell table:style-name="ce3" table:formula="of:=[.I34]+[.J33]" office:value-type="float" office:value="1287240.4930996" calcext:value-type="float">
            <text:p>1.287.240,49</text:p>
          </table:table-cell>
          <table:table-cell table:style-name="ce3"/>
          <table:table-cell table:number-columns-repeated="9"/>
          <table:table-cell table:formula="of:=[.E34]-[.I34]" office:value-type="float" office:value="-47591.0288742034" calcext:value-type="float">
            <text:p>-47.591,03</text:p>
          </table:table-cell>
          <table:table-cell table:formula="of:=[.F34]-[.J34]" office:value-type="float" office:value="-623601.073046681" calcext:value-type="float">
            <text:p>-623.601,07</text:p>
          </table:table-cell>
          <table:table-cell table:number-columns-repeated="1636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057" calcext:value-type="float">
            <text:p>2057</text:p>
          </table:table-cell>
          <table:table-cell/>
          <table:table-cell table:style-name="Default"/>
          <table:table-cell table:style-name="ce3" table:formula="of:=[.E34]+([.E34]*[.$S$1])" office:value-type="float" office:value="36775.7874360156" calcext:value-type="float">
            <text:p>36.775,79</text:p>
          </table:table-cell>
          <table:table-cell table:style-name="ce3" table:formula="of:=[.F34]+[.E35]" office:value-type="float" office:value="700415.207488938" calcext:value-type="float">
            <text:p>700.415,21</text:p>
          </table:table-cell>
          <table:table-cell table:style-name="ce3"/>
          <table:table-cell office:value-type="float" office:value="7210.23171591831" calcext:value-type="float">
            <text:p>7.210,23</text:p>
          </table:table-cell>
          <table:table-cell table:style-name="ce3" table:formula="of:=[.I34]+([.I34]*[.$M$1])" office:value-type="float" office:value="86522.7805910197" calcext:value-type="float">
            <text:p>86.522,78</text:p>
          </table:table-cell>
          <table:table-cell table:style-name="ce3" table:formula="of:=[.I35]+[.J34]" office:value-type="float" office:value="1373763.27369062" calcext:value-type="float">
            <text:p>1.373.763,27</text:p>
          </table:table-cell>
          <table:table-cell table:style-name="ce3"/>
          <table:table-cell table:number-columns-repeated="9"/>
          <table:table-cell table:formula="of:=[.E35]-[.I35]" office:value-type="float" office:value="-49746.9931550041" calcext:value-type="float">
            <text:p>-49.746,99</text:p>
          </table:table-cell>
          <table:table-cell table:formula="of:=[.F35]-[.J35]" office:value-type="float" office:value="-673348.066201685" calcext:value-type="float">
            <text:p>-673.348,07</text:p>
          </table:table-cell>
          <table:table-cell table:number-columns-repeated="1636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058" calcext:value-type="float">
            <text:p>2058</text:p>
          </table:table-cell>
          <table:table-cell/>
          <table:table-cell table:style-name="Default"/>
          <table:table-cell table:style-name="ce3" table:formula="of:=[.E35]+([.E35]*[.$S$1])" office:value-type="float" office:value="37143.5453103758" calcext:value-type="float">
            <text:p>37.143,55</text:p>
          </table:table-cell>
          <table:table-cell table:style-name="ce3" table:formula="of:=[.F35]+[.E36]" office:value-type="float" office:value="737558.752799314" calcext:value-type="float">
            <text:p>737.558,75</text:p>
          </table:table-cell>
          <table:table-cell table:style-name="ce3"/>
          <table:table-cell office:value-type="float" office:value="7426.53866739586" calcext:value-type="float">
            <text:p>7.426,54</text:p>
          </table:table-cell>
          <table:table-cell table:style-name="ce3" table:formula="of:=[.I35]+([.I35]*[.$M$1])" office:value-type="float" office:value="89118.4640087503" calcext:value-type="float">
            <text:p>89.118,46</text:p>
          </table:table-cell>
          <table:table-cell table:style-name="ce3" table:formula="of:=[.I36]+[.J35]" office:value-type="float" office:value="1462881.73769937" calcext:value-type="float">
            <text:p>1.462.881,74</text:p>
          </table:table-cell>
          <table:table-cell table:style-name="ce3"/>
          <table:table-cell table:number-columns-repeated="9"/>
          <table:table-cell table:formula="of:=[.E36]-[.I36]" office:value-type="float" office:value="-51974.9186983745" calcext:value-type="float">
            <text:p>-51.974,92</text:p>
          </table:table-cell>
          <table:table-cell table:formula="of:=[.F36]-[.J36]" office:value-type="float" office:value="-725322.98490006" calcext:value-type="float">
            <text:p>-725.322,98</text:p>
          </table:table-cell>
          <table:table-cell table:number-columns-repeated="1636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59" calcext:value-type="float">
            <text:p>2059</text:p>
          </table:table-cell>
          <table:table-cell/>
          <table:table-cell table:style-name="Default"/>
          <table:table-cell table:style-name="ce3" table:formula="of:=[.E36]+([.E36]*[.$S$1])" office:value-type="float" office:value="37514.9807634795" calcext:value-type="float">
            <text:p>37.514,98</text:p>
          </table:table-cell>
          <table:table-cell table:style-name="ce3" table:formula="of:=[.F36]+[.E37]" office:value-type="float" office:value="775073.733562794" calcext:value-type="float">
            <text:p>775.073,73</text:p>
          </table:table-cell>
          <table:table-cell table:style-name="ce3"/>
          <table:table-cell office:value-type="float" office:value="7649.33482741773" calcext:value-type="float">
            <text:p>7.649,33</text:p>
          </table:table-cell>
          <table:table-cell table:style-name="ce3" table:formula="of:=[.I36]+([.I36]*[.$M$1])" office:value-type="float" office:value="91792.0179290128" calcext:value-type="float">
            <text:p>91.792,02</text:p>
          </table:table-cell>
          <table:table-cell table:style-name="ce3" table:formula="of:=[.I37]+[.J36]" office:value-type="float" office:value="1554673.75562839" calcext:value-type="float">
            <text:p>1.554.673,76</text:p>
          </table:table-cell>
          <table:table-cell table:style-name="ce3"/>
          <table:table-cell table:number-columns-repeated="9"/>
          <table:table-cell table:formula="of:=[.E37]-[.I37]" office:value-type="float" office:value="-54277.0371655333" calcext:value-type="float">
            <text:p>-54.277,04</text:p>
          </table:table-cell>
          <table:table-cell table:formula="of:=[.F37]-[.J37]" office:value-type="float" office:value="-779600.022065593" calcext:value-type="float">
            <text:p>-779.600,02</text:p>
          </table:table-cell>
          <table:table-cell table:number-columns-repeated="16361"/>
        </table:table-row>
        <table:table-row table:style-name="ro1" table:number-rows-repeated="1048538">
          <table:table-cell table:number-columns-repeated="16383"/>
        </table:table-row>
        <table:table-row table:style-name="ro1"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1T12:33:14.232131537</meta:creation-date>
    <meta:generator>LibreOffice/7.4.7.2$Linux_X86_64 LibreOffice_project/40$Build-2</meta:generator>
    <dc:date>2025-04-21T15:42:45.335660611</dc:date>
    <meta:editing-duration>PT3H9M30S</meta:editing-duration>
    <meta:editing-cycles>6</meta:editing-cycles>
    <meta:document-statistic meta:table-count="1" meta:cell-count="283" meta:object-count="0"/>
  </office:meta>
</office:document-meta>
</file>